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a3d1" officeooo:paragraph-rsid="001ea3d1"/>
    </style:style>
    <style:style style:name="P2" style:family="paragraph" style:parent-style-name="Heading_20_1">
      <style:text-properties officeooo:rsid="001ea3d1" officeooo:paragraph-rsid="00202741"/>
    </style:style>
    <style:style style:name="P3" style:family="paragraph" style:parent-style-name="Text_20_body" style:list-style-name="L1">
      <style:text-properties officeooo:rsid="001eecb3" officeooo:paragraph-rsid="001eecb3"/>
    </style:style>
    <style:style style:name="P4" style:family="paragraph" style:parent-style-name="Text_20_body" style:list-style-name="L2">
      <style:text-properties officeooo:rsid="001eecb3" officeooo:paragraph-rsid="001f2296"/>
    </style:style>
    <style:style style:name="P5" style:family="paragraph" style:parent-style-name="Text_20_body">
      <style:text-properties officeooo:rsid="001ea3d1" officeooo:paragraph-rsid="00202741"/>
    </style:style>
    <style:style style:name="P6" style:family="paragraph" style:parent-style-name="Text_20_body" style:list-style-name="L2">
      <style:text-properties officeooo:rsid="001f2296" officeooo:paragraph-rsid="001f2296"/>
    </style:style>
    <style:style style:name="P7" style:family="paragraph" style:parent-style-name="Text_20_body" style:list-style-name="L3">
      <style:text-properties officeooo:rsid="001f2296" officeooo:paragraph-rsid="00202741"/>
    </style:style>
    <style:style style:name="P8" style:family="paragraph" style:parent-style-name="Text_20_body" style:list-style-name="L3">
      <style:text-properties officeooo:rsid="00202741" officeooo:paragraph-rsid="00202741"/>
    </style:style>
    <style:style style:name="T1" style:family="text">
      <style:text-properties officeooo:rsid="002027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s usabilidad</text:p>
      <text:p text:style-name="P1"/>
      <text:h text:style-name="Heading_20_1" text:outline-level="1">Mapa Mental</text:h>
      <text:list xml:id="list1972358350425958714" text:style-name="L1">
        <text:list-item>
          <text:p text:style-name="P3">Se divide la clase en grupos de 4 y se reparte un paquete de post-its a cada grupo.</text:p>
        </text:list-item>
        <text:list-item>
          <text:p text:style-name="P3">A continuación se pide a cada uno de los grupos que piensen en elementos hardware, y que pongan un elemento en cada post-it.</text:p>
        </text:list-item>
        <text:list-item>
          <text:p text:style-name="P3">Pasados unos minutos, uno a uno, los grupos van diciendo en voz alta los distintos elementos hardware y el profesor los va anotando en la pizarra.</text:p>
        </text:list-item>
        <text:list-item>
          <text:p text:style-name="P3">Los grupos deberán ir anotando en post-it los elementos que no hayan anotado previamente pero que aparezcan en otro grupo, de tal forma que al final todos los grupos deberían tener más o menos el mismo número de post-its con los mismos elementos.</text:p>
        </text:list-item>
      </text:list>
      <text:h text:style-name="Heading_20_1" text:outline-level="1">Card-sorting abierto</text:h>
      <text:list xml:id="list620527695099554626" text:style-name="L2">
        <text:list-item>
          <text:p text:style-name="P6">Ahora lo que se pide es que cada uno de los grupos agrupe sus post-its en distintas categorías teniendo que elegir un nombre a cada una de las categorías.</text:p>
        </text:list-item>
        <text:list-item>
          <text:p text:style-name="P4">Pasados unos minutos, uno a uno, los grupos van diciendo en voz alta los distintos elementos hardware y el profesor los va anotando en la pizarra.</text:p>
        </text:list-item>
      </text:list>
      <text:h text:style-name="P2" text:outline-level="1">Card-sorting cerrado</text:h>
      <text:list xml:id="list8591531443753486420" text:style-name="L3">
        <text:list-item>
          <text:p text:style-name="P8">Entonces el profesor elige 3 categorías (para hacerlo más difícil), en donde una de ellas es “Otros” (las otras 2 podrían ser “Ordenadores” y “Periféricos”)</text:p>
        </text:list-item>
        <text:list-item>
          <text:p text:style-name="P7">Ahora lo que se pide es que cada uno de los grupos agrupe sus post-its en <text:span text:style-name="T1">las 3 </text:span>categorías <text:span text:style-name="T1">anteriores.</text:span></text:p>
        </text:list-item>
        <text:list-item>
          <text:p text:style-name="P8">Pasados unos minutos, el profesor se pasa por cada uno de los grupos comentando las diferencias y las similitudes encontradas en los distintos grupos.</text:p>
        </text:list-item>
      </text:list>
      <text:p text:style-name="P5"/>
      <text:p text:style-name="P1"/>
      <text:p text:style-name="P1">## Checklist de usabilidad</text:p>
      <text:p text:style-name="P1"/>
      <text:p text:style-name="P1">- Los 2 grupos utilizarán la hoja de cálculo proporcionada en:</text:p>
      <text:p text:style-name="P1"><text:s text:c="4"/>- &lt;http://olgacarreras.blogspot.com.es/2011/07/sirius-nueva-sistema-para-la-evaluacion.html&gt;</text:p>
      <text:p text:style-name="P1"/>
      <text:p text:style-name="P1">- Grupo izquierda: evaluará</text:p>
      <text:p text:style-name="P1"><text:s text:c="4"/>- &lt;http://www.pccomponentes.com&gt;</text:p>
      <text:p text:style-name="P1"><text:s text:c="4"/>- Poner los datos de varios evaluadores en común</text:p>
      <text:p text:style-name="P1"/>
      <text:p text:style-name="P1">- Grupo derecha: evaluará</text:p>
      <text:p text:style-name="P1"><text:soft-page-break/><text:s text:c="4"/>- &lt;http://www.latiendadeinformaticaonline.com&gt;</text:p>
      <text:p text:style-name="P1"><text:s text:c="4"/>- Poner los datos de varios evaluadores en común</text:p>
      <text:p text:style-name="P1"/>
      <text:p text:style-name="P1">## Evaluación heurística</text:p>
      <text:p text:style-name="P1"/>
      <text:p text:style-name="P1">- Grupo izquierda: maquetadores</text:p>
      <text:p text:style-name="P1"><text:s text:c="4"/>- Hacer prototipo de la tienda (las pantallas que hagan falta)</text:p>
      <text:p text:style-name="P1"/>
      <text:p text:style-name="P1">- Grupo derecha: evaluadores</text:p>
      <text:p text:style-name="P1"><text:s text:c="4"/>- Consensuar puntos importantes a evaluar</text:p>
      <text:p text:style-name="P1"><text:s text:c="4"/>- Una vez terminados los prototipos, puntuarlos</text:p>
      <text:p text:style-name="P1"><text:s text:c="4"/>- Poner los datos de varios evaluadores en común</text:p>
      <text:p text:style-name="P1"/>
      <text:p text:style-name="P1">## Test de usuarios (I)</text:p>
      <text:p text:style-name="P1"/>
      <text:p text:style-name="P1">- Grupo izquierda: evaluadores</text:p>
      <text:p text:style-name="P1"><text:s text:c="4"/>- Consensuar puntos importantes a evaluar</text:p>
      <text:p text:style-name="P1"><text:s text:c="4"/>- Dar ordenes a los usuarios para hacer el test de los 5 segundos</text:p>
      <text:p text:style-name="P1"><text:s text:c="4"/>- Después de preguntar a los usuarios, puntuar los prototipos</text:p>
      <text:p text:style-name="P1"><text:s text:c="4"/>- Poner los datos de varios evaluadores en común</text:p>
      <text:p text:style-name="P1"/>
      <text:p text:style-name="P1">- Grupo derecha: usuarios</text:p>
      <text:p text:style-name="P1"><text:s text:c="4"/>- Hacen lo que les digan los diseñadores</text:p>
      <text:p text:style-name="P1"/>
      <text:p text:style-name="P1"/>
      <text:p text:style-name="P1">## Test de usuarios (II)</text:p>
      <text:p text:style-name="P1"/>
      <text:p text:style-name="P1">- Grupo izquierda: usuarios</text:p>
      <text:p text:style-name="P1"><text:s text:c="4"/>- Hacen lo que les digan los diseñadores</text:p>
      <text:p text:style-name="P1"/>
      <text:p text:style-name="P1">- Grupo derecha: evaluadores</text:p>
      <text:p text:style-name="P1"><text:s text:c="4"/>- Consensuar puntos importantes a evaluar</text:p>
      <text:p text:style-name="P1"><text:s text:c="4"/>- Dar ordenes a los usuarios para testear los prototipos</text:p>
      <text:p text:style-name="P1"><text:s text:c="4"/>- Después de observar como usan los usuarios los prototipos, puntuarlos</text:p>
      <text:p text:style-name="P1"><text:s text:c="4"/>- Poner los datos de varios evaluadores en común</text:p>
      <text:p text:style-name="P1"/>
      <text:p text:style-name="P1">## Test A/B</text:p>
      <text:p text:style-name="P1"/>
      <text:p text:style-name="P1">- El profesor cogerá un prototipo y hará una pequeña modificación</text:p>
      <text:p text:style-name="P1">- El profesor enseñará los 2 prototipos a los alumnos</text:p>
      <text:p text:style-name="P1">- Los alumnos votarán a mano alzada cual les parece mej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ea3d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23:25:14.728156725</meta:creation-date>
    <dc:date>2016-08-18T23:58:42.581178949</dc:date>
    <meta:editing-duration>PT12M5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49" meta:word-count="497" meta:character-count="3014" meta:non-whitespace-character-count="2499"/>
  </office:meta>
</office:document-meta>
</file>